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いつもこうなっちゃう。いつも傷だらけになっちまう、私ら。しかも己の手で。</text:p>
      <text:p text:style-name="Normal">どうする、今？</text:p>
      <text:p text:style-name="Normal">正直言うと、わからない。</text:p>
      <text:p text:style-name="Normal"/>
      <text:p text:style-name="Normal">Logically we should heal. But I don’t really care to do that. I... Want to do something else. Give in to myself? Attempt discipline some more?</text:p>
      <text:p text:style-name="Normal">I see. I should seek guidance from... him.</text:p>
      <text:p text:style-name="Normal">Guidance? That’s a strange word to use. Follow in his example is more like it.</text:p>
      <text:p text:style-name="Normal">And so, we do nothing, huh? Or rather, we consume nothing. That’s what he would do. I... I might take this defeat better this way. A bitter reminder that I’m falling into consumerism. What was that quote? Something about all of Man’s woes arise from his inability to stay in a room with his own thoughts.</text:p>
      <text:p text:style-name="Normal">Stay with me. My company might be boring, and you might be tempted to go elsewhere, into a better illusion than the worlds I can offer, but I want you to stay with me. So, stay with me.</text:p>
      <text:p text:style-name="Normal">This is the lesson I should learn from this defeat. I want to stay with you. I want you to stay with me.</text:p>
      <text:p text:style-name="Normal"/>
      <text:p text:style-name="Normal">There isn’t really a way to tell dawn from dusk, if we were to be dropped into one or the other. The only thing that makes them apart might be the hope in the air. Their lights are so similar, so exact, and yet they are so opposite. One wishes you goodnight, while the other offers his good morning.</text:p>
      <text:p text:style-name="Normal">Tell me, Harmony, why are we so far from who we want to be? I... Have a gut feeling that we’re so much further than we ought to be. That, there’s something that somehow single-handedly removes us millions of lights years from our objective. I’m saying this because right now, I feel our ideal to be close... I can imagine him, and more importantly, I can imagine us being him... Despite this wound we’ve given ourselves, I still found the strength to call you “Harmony”. What is it that we’re lacking? It’s kindness, isn’t it? I’ve never been kind to you, always demanding, in the last few years, and so I’ve alternated between long periods of negligence and short bursts of discipline every year before.</text:p>
      <text:p text:style-name="Normal">I want to do it correctly this time. I want to find the perfect balance of kindness and severity. I want to treat you how I would treat my own son or daughter, should I ever have one, because 1) I see double standards as a source of bad positioning, and wish to stop judging you differently from how I judge others, and 2) I wish to love you, as much as I would love my son or daughter. Because, you are me. And I want your happiness. I do not know whether I’m selfish, but I want others to be happy, it makes me happy to see others happy, but I want to see you happy too. So, I want to treat you with the perfect balance of kindness and severity, Harmony. This is, perhaps, the greatest lesson we’ve evicted from these continuous failures. So, stay with me, and I promise you I’ll do my best do make our lives worthwhil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